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>
            <text:p>Kurskod</text:p>
          </table:table-cell>
          <table:table-cell office:value-type="string">
            <text:p>Kursnamn</text:p>
          </table:table-cell>
          <table:table-cell office:value-type="string">
            <text:p>HP</text:p>
          </table:table-cell>
          <table:table-cell office:value-type="string">
            <text:p>Nivå</text:p>
          </table:table-cell>
          <table:table-cell office:value-type="string">
            <text:p>År</text:p>
          </table:table-cell>
          <table:table-cell office:value-type="string">
            <text:p>Specialiseringar</text:p>
          </table:table-cell>
        </table:table-row>
        <table:table-row>
          <table:table-cell office:value-type="string">
            <text:p>FMAB65</text:p>
          </table:table-cell>
          <table:table-cell office:value-type="string">
            <text:p>Endimensionell analys B1</text:p>
          </table:table-cell>
          <table:table-cell office:value-type="float" office:value="7.5">
            <text:p>7.5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B20</text:p>
          </table:table-cell>
          <table:table-cell office:value-type="string">
            <text:p>Linjär algebra</text:p>
          </table:table-cell>
          <table:table-cell office:value-type="float" office:value="6.0">
            <text:p>6.0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B55</text:p>
          </table:table-cell>
          <table:table-cell office:value-type="string">
            <text:p>Matematisk kommunikation</text:p>
          </table:table-cell>
          <table:table-cell office:value-type="float" office:value="5.0">
            <text:p>5.0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B70</text:p>
          </table:table-cell>
          <table:table-cell office:value-type="string">
            <text:p>Endimensionell analys B2</text:p>
          </table:table-cell>
          <table:table-cell office:value-type="float" office:value="7.5">
            <text:p>7.5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A55</text:p>
          </table:table-cell>
          <table:table-cell office:value-type="string">
            <text:p>Programmeringsteknik</text:p>
          </table:table-cell>
          <table:table-cell office:value-type="float" office:value="9.0">
            <text:p>9.0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MEA35</text:p>
          </table:table-cell>
          <table:table-cell office:value-type="string">
            <text:p>Mekanik I</text:p>
          </table:table-cell>
          <table:table-cell office:value-type="float" office:value="6.0">
            <text:p>6.0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B35</text:p>
          </table:table-cell>
          <table:table-cell office:value-type="string">
            <text:p>Flerdimensionell analys med vektoranalys</text:p>
          </table:table-cell>
          <table:table-cell office:value-type="float" office:value="7.5">
            <text:p>7.5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B40</text:p>
          </table:table-cell>
          <table:table-cell office:value-type="string">
            <text:p>Matematisk modellering</text:p>
          </table:table-cell>
          <table:table-cell office:value-type="float" office:value="4.0">
            <text:p>4.0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AFF40</text:p>
          </table:table-cell>
          <table:table-cell office:value-type="string">
            <text:p>Våglära och optik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F01</text:p>
          </table:table-cell>
          <table:table-cell office:value-type="string">
            <text:p>Matematik - Funktionsteori</text:p>
          </table:table-cell>
          <table:table-cell office:value-type="float" office:value="7.0">
            <text:p>7.0</text:p>
          </table:table-cell>
          <table:table-cell office:value-type="string">
            <text:p>G2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FMSF80</text:p>
          </table:table-cell>
          <table:table-cell office:value-type="string">
            <text:p>Matematisk statistik, allmän kurs</text:p>
          </table:table-cell>
          <table:table-cell office:value-type="float" office:value="9.0">
            <text:p>9.0</text:p>
          </table:table-cell>
          <table:table-cell office:value-type="string">
            <text:p>G2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A01</text:p>
          </table:table-cell>
          <table:table-cell office:value-type="string">
            <text:p>Programmeringsteknik - fördjupningskurs</text:p>
          </table:table-cell>
          <table:table-cell office:value-type="float" office:value="7.5">
            <text:p>7.5</text:p>
          </table:table-cell>
          <table:table-cell office:value-type="string">
            <text:p>G1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F05</text:p>
          </table:table-cell>
          <table:table-cell office:value-type="string">
            <text:p>Matematik - System och transformer</text:p>
          </table:table-cell>
          <table:table-cell office:value-type="float" office:value="7.0">
            <text:p>7.0</text:p>
          </table:table-cell>
          <table:table-cell office:value-type="string">
            <text:p>G2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MIOA12</text:p>
          </table:table-cell>
          <table:table-cell office:value-type="string">
            <text:p>Industriell ekonomi, allmän kurs</text:p>
          </table:table-cell>
          <table:table-cell office:value-type="float" office:value="6.0">
            <text:p>6.0</text:p>
          </table:table-cell>
          <table:table-cell office:value-type="string">
            <text:p>G1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FRTF05</text:p>
          </table:table-cell>
          <table:table-cell office:value-type="string">
            <text:p>Reglerteknik, allmän kurs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N55</text:p>
          </table:table-cell>
          <table:table-cell office:value-type="string">
            <text:p>Kontinuerliga system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EITG10</text:p>
          </table:table-cell>
          <table:table-cell office:value-type="string">
            <text:p>Digital signalbehandling och dess transformer</text:p>
          </table:table-cell>
          <table:table-cell office:value-type="float" office:value="6.0">
            <text:p>6.0</text:p>
          </table:table-cell>
          <table:table-cell office:value-type="string">
            <text:p>G2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F25</text:p>
          </table:table-cell>
          <table:table-cell office:value-type="string">
            <text:p>Matematisk modellering med statistiska tillämpningar, projekt</text:p>
          </table:table-cell>
          <table:table-cell office:value-type="float" office:value="3.0">
            <text:p>3.0</text:p>
          </table:table-cell>
          <table:table-cell office:value-type="string">
            <text:p>G2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ETEF01</text:p>
          </table:table-cell>
          <table:table-cell office:value-type="string">
            <text:p>Elektromagnetisk fältteori</text:p>
          </table:table-cell>
          <table:table-cell office:value-type="float" office:value="7.0">
            <text:p>7.0</text:p>
          </table:table-cell>
          <table:table-cell office:value-type="string">
            <text:p>G2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FMSF10</text:p>
          </table:table-cell>
          <table:table-cell office:value-type="string">
            <text:p>Stationära stokastiska processer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N70</text:p>
          </table:table-cell>
          <table:table-cell office:value-type="string">
            <text:p>Matristeori</text:p>
          </table:table-cell>
          <table:table-cell office:value-type="float" office:value="6.0">
            <text:p>6.0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FMNN10</text:p>
          </table:table-cell>
          <table:table-cell office:value-type="string">
            <text:p>Numeriska metoder för differentialekvationer</text:p>
          </table:table-cell>
          <table:table-cell office:value-type="float" office:value="8.0">
            <text:p>8.0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FMIF10</text:p>
          </table:table-cell>
          <table:table-cell office:value-type="string">
            <text:p>Miljösystemanalys och hållbar utveckling</text:p>
          </table:table-cell>
          <table:table-cell office:value-type="float" office:value="6.0">
            <text:p>6.0</text:p>
          </table:table-cell>
          <table:table-cell office:value-type="string">
            <text:p>G2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FRTN45</text:p>
          </table:table-cell>
          <table:table-cell office:value-type="string">
            <text:p>Matematisk modellering, fortsättningskurs</text:p>
          </table:table-cell>
          <table:table-cell office:value-type="float" office:value="4.5">
            <text:p>4.5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N65</text:p>
          </table:table-cell>
          <table:table-cell office:value-type="string">
            <text:p>Matematiska strukturer</text:p>
          </table:table-cell>
          <table:table-cell office:value-type="float" office:value="6.0">
            <text:p>6.0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F05</text:p>
          </table:table-cell>
          <table:table-cell office:value-type="string">
            <text:p>Algoritmer, datastrukturer och komplexitet</text:p>
          </table:table-cell>
          <table:table-cell office:value-type="float" office:value="5.0">
            <text:p>5.0</text:p>
          </table:table-cell>
          <table:table-cell office:value-type="string">
            <text:p>G2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FHLF10</text:p>
          </table:table-cell>
          <table:table-cell office:value-type="string">
            <text:p>Finita elementmetoden och introduktion till materialmekanik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G11</text:p>
          </table:table-cell>
          <table:table-cell office:value-type="string">
            <text:p>Biologisk modellering</text:p>
          </table:table-cell>
          <table:table-cell office:value-type="float" office:value="4.0">
            <text:p>4.0</text:p>
          </table:table-cell>
          <table:table-cell office:value-type="string">
            <text:p>G2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G15</text:p>
          </table:table-cell>
          <table:table-cell office:value-type="string">
            <text:p>Biologisk översiktskurs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A40</text:p>
          </table:table-cell>
          <table:table-cell office:value-type="string">
            <text:p>Introduktion till mikroekonomisk teori</text:p>
          </table:table-cell>
          <table:table-cell office:value-type="float" office:value="6.0">
            <text:p>6.0</text:p>
          </table:table-cell>
          <table:table-cell office:value-type="string">
            <text:p>G1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</table:table>
      <table:table table:name="Sheet2">
        <table:table-row>
          <table:table-cell office:value-type="string">
            <text:p>Kurskod</text:p>
          </table:table-cell>
          <table:table-cell office:value-type="string">
            <text:p>Kursnamn</text:p>
          </table:table-cell>
          <table:table-cell office:value-type="string">
            <text:p>HP</text:p>
          </table:table-cell>
          <table:table-cell office:value-type="string">
            <text:p>Nivå</text:p>
          </table:table-cell>
          <table:table-cell office:value-type="string">
            <text:p>År</text:p>
          </table:table-cell>
          <table:table-cell office:value-type="string">
            <text:p>Specialiseringar</text:p>
          </table:table-cell>
        </table:table-row>
        <table:table-row>
          <table:table-cell office:value-type="string">
            <text:p>FMAB65</text:p>
          </table:table-cell>
          <table:table-cell office:value-type="string">
            <text:p>Endimensionell analys B1</text:p>
          </table:table-cell>
          <table:table-cell office:value-type="float" office:value="7.5">
            <text:p>7.5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B20</text:p>
          </table:table-cell>
          <table:table-cell office:value-type="string">
            <text:p>Linjär algebra</text:p>
          </table:table-cell>
          <table:table-cell office:value-type="float" office:value="6.0">
            <text:p>6.0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B55</text:p>
          </table:table-cell>
          <table:table-cell office:value-type="string">
            <text:p>Matematisk kommunikation</text:p>
          </table:table-cell>
          <table:table-cell office:value-type="float" office:value="5.0">
            <text:p>5.0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B70</text:p>
          </table:table-cell>
          <table:table-cell office:value-type="string">
            <text:p>Endimensionell analys B2</text:p>
          </table:table-cell>
          <table:table-cell office:value-type="float" office:value="7.5">
            <text:p>7.5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A55</text:p>
          </table:table-cell>
          <table:table-cell office:value-type="string">
            <text:p>Programmeringsteknik</text:p>
          </table:table-cell>
          <table:table-cell office:value-type="float" office:value="9.0">
            <text:p>9.0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MEA35</text:p>
          </table:table-cell>
          <table:table-cell office:value-type="string">
            <text:p>Mekanik I</text:p>
          </table:table-cell>
          <table:table-cell office:value-type="float" office:value="6.0">
            <text:p>6.0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B35</text:p>
          </table:table-cell>
          <table:table-cell office:value-type="string">
            <text:p>Flerdimensionell analys med vektoranalys</text:p>
          </table:table-cell>
          <table:table-cell office:value-type="float" office:value="7.5">
            <text:p>7.5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B40</text:p>
          </table:table-cell>
          <table:table-cell office:value-type="string">
            <text:p>Matematisk modellering</text:p>
          </table:table-cell>
          <table:table-cell office:value-type="float" office:value="4.0">
            <text:p>4.0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AFF40</text:p>
          </table:table-cell>
          <table:table-cell office:value-type="string">
            <text:p>Våglära och optik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F01</text:p>
          </table:table-cell>
          <table:table-cell office:value-type="string">
            <text:p>Matematik - Funktionsteori</text:p>
          </table:table-cell>
          <table:table-cell office:value-type="float" office:value="7.0">
            <text:p>7.0</text:p>
          </table:table-cell>
          <table:table-cell office:value-type="string">
            <text:p>G2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FMSF80</text:p>
          </table:table-cell>
          <table:table-cell office:value-type="string">
            <text:p>Matematisk statistik, allmän kurs</text:p>
          </table:table-cell>
          <table:table-cell office:value-type="float" office:value="9.0">
            <text:p>9.0</text:p>
          </table:table-cell>
          <table:table-cell office:value-type="string">
            <text:p>G2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A01</text:p>
          </table:table-cell>
          <table:table-cell office:value-type="string">
            <text:p>Programmeringsteknik - fördjupningskurs</text:p>
          </table:table-cell>
          <table:table-cell office:value-type="float" office:value="7.5">
            <text:p>7.5</text:p>
          </table:table-cell>
          <table:table-cell office:value-type="string">
            <text:p>G1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F05</text:p>
          </table:table-cell>
          <table:table-cell office:value-type="string">
            <text:p>Matematik - System och transformer</text:p>
          </table:table-cell>
          <table:table-cell office:value-type="float" office:value="7.0">
            <text:p>7.0</text:p>
          </table:table-cell>
          <table:table-cell office:value-type="string">
            <text:p>G2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MIOA12</text:p>
          </table:table-cell>
          <table:table-cell office:value-type="string">
            <text:p>Industriell ekonomi, allmän kurs</text:p>
          </table:table-cell>
          <table:table-cell office:value-type="float" office:value="6.0">
            <text:p>6.0</text:p>
          </table:table-cell>
          <table:table-cell office:value-type="string">
            <text:p>G1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FRTF05</text:p>
          </table:table-cell>
          <table:table-cell office:value-type="string">
            <text:p>Reglerteknik, allmän kurs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N55</text:p>
          </table:table-cell>
          <table:table-cell office:value-type="string">
            <text:p>Kontinuerliga system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EITG10</text:p>
          </table:table-cell>
          <table:table-cell office:value-type="string">
            <text:p>Digital signalbehandling och dess transformer</text:p>
          </table:table-cell>
          <table:table-cell office:value-type="float" office:value="6.0">
            <text:p>6.0</text:p>
          </table:table-cell>
          <table:table-cell office:value-type="string">
            <text:p>G2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F25</text:p>
          </table:table-cell>
          <table:table-cell office:value-type="string">
            <text:p>Matematisk modellering med statistiska tillämpningar, projekt</text:p>
          </table:table-cell>
          <table:table-cell office:value-type="float" office:value="3.0">
            <text:p>3.0</text:p>
          </table:table-cell>
          <table:table-cell office:value-type="string">
            <text:p>G2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ETEF01</text:p>
          </table:table-cell>
          <table:table-cell office:value-type="string">
            <text:p>Elektromagnetisk fältteori</text:p>
          </table:table-cell>
          <table:table-cell office:value-type="float" office:value="7.0">
            <text:p>7.0</text:p>
          </table:table-cell>
          <table:table-cell office:value-type="string">
            <text:p>G2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FMSF10</text:p>
          </table:table-cell>
          <table:table-cell office:value-type="string">
            <text:p>Stationära stokastiska processer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N70</text:p>
          </table:table-cell>
          <table:table-cell office:value-type="string">
            <text:p>Matristeori</text:p>
          </table:table-cell>
          <table:table-cell office:value-type="float" office:value="6.0">
            <text:p>6.0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FMNN10</text:p>
          </table:table-cell>
          <table:table-cell office:value-type="string">
            <text:p>Numeriska metoder för differentialekvationer</text:p>
          </table:table-cell>
          <table:table-cell office:value-type="float" office:value="8.0">
            <text:p>8.0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FMIF10</text:p>
          </table:table-cell>
          <table:table-cell office:value-type="string">
            <text:p>Miljösystemanalys och hållbar utveckling</text:p>
          </table:table-cell>
          <table:table-cell office:value-type="float" office:value="6.0">
            <text:p>6.0</text:p>
          </table:table-cell>
          <table:table-cell office:value-type="string">
            <text:p>G2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FRTN45</text:p>
          </table:table-cell>
          <table:table-cell office:value-type="string">
            <text:p>Matematisk modellering, fortsättningskurs</text:p>
          </table:table-cell>
          <table:table-cell office:value-type="float" office:value="4.5">
            <text:p>4.5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N65</text:p>
          </table:table-cell>
          <table:table-cell office:value-type="string">
            <text:p>Matematiska strukturer</text:p>
          </table:table-cell>
          <table:table-cell office:value-type="float" office:value="6.0">
            <text:p>6.0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F05</text:p>
          </table:table-cell>
          <table:table-cell office:value-type="string">
            <text:p>Algoritmer, datastrukturer och komplexitet</text:p>
          </table:table-cell>
          <table:table-cell office:value-type="float" office:value="5.0">
            <text:p>5.0</text:p>
          </table:table-cell>
          <table:table-cell office:value-type="string">
            <text:p>G2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FHLF10</text:p>
          </table:table-cell>
          <table:table-cell office:value-type="string">
            <text:p>Finita elementmetoden och introduktion till materialmekanik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G11</text:p>
          </table:table-cell>
          <table:table-cell office:value-type="string">
            <text:p>Biologisk modellering</text:p>
          </table:table-cell>
          <table:table-cell office:value-type="float" office:value="4.0">
            <text:p>4.0</text:p>
          </table:table-cell>
          <table:table-cell office:value-type="string">
            <text:p>G2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G15</text:p>
          </table:table-cell>
          <table:table-cell office:value-type="string">
            <text:p>Biologisk översiktskurs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N20</text:p>
          </table:table-cell>
          <table:table-cell office:value-type="string">
            <text:p>Bildanalys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iek, bam</text:p>
          </table:table-cell>
        </table:table-row>
        <table:table-row>
          <table:table-cell office:value-type="string">
            <text:p>EDAF80</text:p>
          </table:table-cell>
          <table:table-cell office:value-type="string">
            <text:p>Datorgrafik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>bam</text:p>
          </table:table-cell>
        </table:table-row>
        <table:table-row>
          <table:table-cell office:value-type="string">
            <text:p>FMNN01</text:p>
          </table:table-cell>
          <table:table-cell office:value-type="string">
            <text:p>Numerisk linjär algebra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s, bam</text:p>
          </table:table-cell>
        </table:table-row>
        <table:table-row>
          <table:table-cell office:value-type="string">
            <text:p>EDAN20</text:p>
          </table:table-cell>
          <table:table-cell office:value-type="string">
            <text:p>Språkteknologi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pv, bam</text:p>
          </table:table-cell>
        </table:table-row>
        <table:table-row>
          <table:table-cell office:value-type="string">
            <text:p>EXTQ40</text:p>
          </table:table-cell>
          <table:table-cell office:value-type="string">
            <text:p>Introduktion till artificiella neuronnätverk och deep learn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ssr, bam</text:p>
          </table:table-cell>
        </table:table-row>
        <table:table-row>
          <table:table-cell office:value-type="string">
            <text:p>FMSN45</text:p>
          </table:table-cell>
          <table:table-cell office:value-type="string">
            <text:p>Matematisk statistik, tidsserieanalys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fm, ssr, biek, bam</text:p>
          </table:table-cell>
        </table:table-row>
        <table:table-row>
          <table:table-cell office:value-type="string">
            <text:p>FMAN30</text:p>
          </table:table-cell>
          <table:table-cell office:value-type="string">
            <text:p>Medicinsk bildanalys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iek, bam</text:p>
          </table:table-cell>
        </table:table-row>
        <table:table-row>
          <table:table-cell office:value-type="string">
            <text:p>FMAN61</text:p>
          </table:table-cell>
          <table:table-cell office:value-type="string">
            <text:p>Optimer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s, fm, bem, bam</text:p>
          </table:table-cell>
        </table:table-row>
        <table:table-row>
          <table:table-cell office:value-type="string">
            <text:p>FMSN20</text:p>
          </table:table-cell>
          <table:table-cell office:value-type="string">
            <text:p>Spatial statistik med bildanalys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ssr, biek, bam</text:p>
          </table:table-cell>
        </table:table-row>
        <table:table-row>
          <table:table-cell office:value-type="string">
            <text:p>EDAP01</text:p>
          </table:table-cell>
          <table:table-cell office:value-type="string">
            <text:p>Artificiell intelligens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am</text:p>
          </table:table-cell>
        </table:table-row>
        <table:table-row>
          <table:table-cell office:value-type="string">
            <text:p>FMAN95</text:p>
          </table:table-cell>
          <table:table-cell office:value-type="string">
            <text:p>Datorseende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am</text:p>
          </table:table-cell>
        </table:table-row>
        <table:table-row>
          <table:table-cell office:value-type="string">
            <text:p>FMSN50</text:p>
          </table:table-cell>
          <table:table-cell office:value-type="string">
            <text:p>Monte Carlo-baserade statistiska metoder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s, fm, bam</text:p>
          </table:table-cell>
        </table:table-row>
        <table:table-row>
          <table:table-cell office:value-type="string">
            <text:p>FMSN30</text:p>
          </table:table-cell>
          <table:table-cell office:value-type="string">
            <text:p>Linjär och logistisk regression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fm, biek, bam</text:p>
          </table:table-cell>
        </table:table-row>
        <table:table-row>
          <table:table-cell office:value-type="string">
            <text:p>FMAN45</text:p>
          </table:table-cell>
          <table:table-cell office:value-type="string">
            <text:p>Maskininlärn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am</text:p>
          </table:table-cell>
        </table:table-row>
        <table:table-row>
          <table:table-cell office:value-type="string">
            <text:p>FHLN05</text:p>
          </table:table-cell>
          <table:table-cell office:value-type="string">
            <text:p>Beräkningsbaserad materialmodeller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em</text:p>
          </table:table-cell>
        </table:table-row>
        <table:table-row>
          <table:table-cell office:value-type="string">
            <text:p>FMEN21</text:p>
          </table:table-cell>
          <table:table-cell office:value-type="string">
            <text:p>Kontinuumsmekanik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em</text:p>
          </table:table-cell>
        </table:table-row>
        <table:table-row>
          <table:table-cell office:value-type="string">
            <text:p>FHLN20</text:p>
          </table:table-cell>
          <table:table-cell office:value-type="string">
            <text:p>Finita elementmetoden - olinjära system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s, bem</text:p>
          </table:table-cell>
        </table:table-row>
        <table:table-row>
          <table:table-cell office:value-type="string">
            <text:p>FMEN11</text:p>
          </table:table-cell>
          <table:table-cell office:value-type="string">
            <text:p>Mekaniska vibrationer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em</text:p>
          </table:table-cell>
        </table:table-row>
        <table:table-row>
          <table:table-cell office:value-type="string">
            <text:p>MMVN10</text:p>
          </table:table-cell>
          <table:table-cell office:value-type="string">
            <text:p>Strömningslära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em</text:p>
          </table:table-cell>
        </table:table-row>
        <table:table-row>
          <table:table-cell office:value-type="string">
            <text:p>MVKN90</text:p>
          </table:table-cell>
          <table:table-cell office:value-type="string">
            <text:p>Turbulens - teori och modeller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em</text:p>
          </table:table-cell>
        </table:table-row>
        <table:table-row>
          <table:table-cell office:value-type="string">
            <text:p>FMEN02</text:p>
          </table:table-cell>
          <table:table-cell office:value-type="string">
            <text:p>Flerkroppsdynamik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em</text:p>
          </table:table-cell>
        </table:table-row>
        <table:table-row>
          <table:table-cell office:value-type="string">
            <text:p>VSMN10</text:p>
          </table:table-cell>
          <table:table-cell office:value-type="string">
            <text:p>Strukturdynamiska beräkningar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em</text:p>
          </table:table-cell>
        </table:table-row>
        <table:table-row>
          <table:table-cell office:value-type="string">
            <text:p>FHLN01</text:p>
          </table:table-cell>
          <table:table-cell office:value-type="string">
            <text:p>Strukturoptimer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em</text:p>
          </table:table-cell>
        </table:table-row>
        <table:table-row>
          <table:table-cell office:value-type="string">
            <text:p>FMAN25</text:p>
          </table:table-cell>
          <table:table-cell office:value-type="string">
            <text:p>Variationskalkyl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s, fm, bem</text:p>
          </table:table-cell>
        </table:table-row>
        <table:table-row>
          <table:table-cell office:value-type="string">
            <text:p>MMVN05</text:p>
          </table:table-cell>
          <table:table-cell office:value-type="string">
            <text:p>Numerisk strömningsmekanik och värmeöverför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em</text:p>
          </table:table-cell>
        </table:table-row>
        <table:table-row>
          <table:table-cell office:value-type="string">
            <text:p>MVKN70</text:p>
          </table:table-cell>
          <table:table-cell office:value-type="string">
            <text:p>Avancerade metoder inom numerisk strömningsmekanik och värmeöverför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string">
            <text:p>bem</text:p>
          </table:table-cell>
        </table:table-row>
        <table:table-row>
          <table:table-cell office:value-type="string">
            <text:p>BMEN05</text:p>
          </table:table-cell>
          <table:table-cell office:value-type="string">
            <text:p>Biomekanik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iek</text:p>
          </table:table-cell>
        </table:table-row>
        <table:table-row>
          <table:table-cell office:value-type="string">
            <text:p>FMAN15</text:p>
          </table:table-cell>
          <table:table-cell office:value-type="string">
            <text:p>Olinjära dynamiska system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s, ssr, biek</text:p>
          </table:table-cell>
        </table:table-row>
        <table:table-row>
          <table:table-cell office:value-type="string">
            <text:p>BMEN10</text:p>
          </table:table-cell>
          <table:table-cell office:value-type="string">
            <text:p>Biomekanik för vävnader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iek</text:p>
          </table:table-cell>
        </table:table-row>
        <table:table-row>
          <table:table-cell office:value-type="string">
            <text:p>EXTQ20</text:p>
          </table:table-cell>
          <table:table-cell office:value-type="string">
            <text:p>Biologiska system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iek</text:p>
          </table:table-cell>
        </table:table-row>
        <table:table-row>
          <table:table-cell office:value-type="string">
            <text:p>EITN65</text:p>
          </table:table-cell>
          <table:table-cell office:value-type="string">
            <text:p>Mätning och modellering av centrala nervsystemets funktion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iek</text:p>
          </table:table-cell>
        </table:table-row>
        <table:table-row>
          <table:table-cell office:value-type="string">
            <text:p>FMSN35</text:p>
          </table:table-cell>
          <table:table-cell office:value-type="string">
            <text:p>Stationär och icke-stationär spektralanalys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ssr, biek</text:p>
          </table:table-cell>
        </table:table-row>
        <table:table-row>
          <table:table-cell office:value-type="string">
            <text:p>FMAN01</text:p>
          </table:table-cell>
          <table:table-cell office:value-type="string">
            <text:p>Biomatematik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iek</text:p>
          </table:table-cell>
        </table:table-row>
        <table:table-row>
          <table:table-cell office:value-type="string">
            <text:p>FMSF65</text:p>
          </table:table-cell>
          <table:table-cell office:value-type="string">
            <text:p>Försöksplanering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>biek</text:p>
          </table:table-cell>
        </table:table-row>
        <table:table-row>
          <table:table-cell office:value-type="string">
            <text:p>BMEN01</text:p>
          </table:table-cell>
          <table:table-cell office:value-type="string">
            <text:p>Medicinsk signalbehandl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iek</text:p>
          </table:table-cell>
        </table:table-row>
        <table:table-row>
          <table:table-cell office:value-type="string">
            <text:p>FMSN55</text:p>
          </table:table-cell>
          <table:table-cell office:value-type="string">
            <text:p>Statistisk modellering av extremvärden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fm, biek</text:p>
          </table:table-cell>
        </table:table-row>
        <table:table-row>
          <table:table-cell office:value-type="string">
            <text:p>FMNN25</text:p>
          </table:table-cell>
          <table:table-cell office:value-type="string">
            <text:p>Avancerad kurs i numeriska algoritmer med Python/SciPy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s</text:p>
          </table:table-cell>
        </table:table-row>
        <table:table-row>
          <table:table-cell office:value-type="string">
            <text:p>FMAN80</text:p>
          </table:table-cell>
          <table:table-cell office:value-type="string">
            <text:p>Funktionalanalys och harmonisk analys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s, ssr</text:p>
          </table:table-cell>
        </table:table-row>
        <table:table-row>
          <table:table-cell office:value-type="string">
            <text:p>FMAF35</text:p>
          </table:table-cell>
          <table:table-cell office:value-type="string">
            <text:p>Linjär och kombinatorisk optimering</text:p>
          </table:table-cell>
          <table:table-cell office:value-type="float" office:value="6.0">
            <text:p>6.0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>bs, pv</text:p>
          </table:table-cell>
        </table:table-row>
        <table:table-row>
          <table:table-cell office:value-type="string">
            <text:p>EITN90</text:p>
          </table:table-cell>
          <table:table-cell office:value-type="string">
            <text:p>Radar och fjärranalys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s</text:p>
          </table:table-cell>
        </table:table-row>
        <table:table-row>
          <table:table-cell office:value-type="string">
            <text:p>FMNN05</text:p>
          </table:table-cell>
          <table:table-cell office:value-type="string">
            <text:p>Simuleringsverkty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s, pv</text:p>
          </table:table-cell>
        </table:table-row>
        <table:table-row>
          <table:table-cell office:value-type="string">
            <text:p>FMNN30</text:p>
          </table:table-cell>
          <table:table-cell office:value-type="string">
            <text:p>Iterativ lösning av storskaliga system i beräkningsteknik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s</text:p>
          </table:table-cell>
        </table:table-row>
        <table:table-row>
          <table:table-cell office:value-type="string">
            <text:p>VSMN20</text:p>
          </table:table-cell>
          <table:table-cell office:value-type="string">
            <text:p>Programutveckling för tekniska tillämpningar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bs</text:p>
          </table:table-cell>
        </table:table-row>
        <table:table-row>
          <table:table-cell office:value-type="string">
            <text:p>EXTF45</text:p>
          </table:table-cell>
          <table:table-cell office:value-type="string">
            <text:p>Finansiell ekonomi</text:p>
          </table:table-cell>
          <table:table-cell office:value-type="float" office:value="6.0">
            <text:p>6.0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>fm</text:p>
          </table:table-cell>
        </table:table-row>
        <table:table-row>
          <table:table-cell office:value-type="string">
            <text:p>EXTP50</text:p>
          </table:table-cell>
          <table:table-cell office:value-type="string">
            <text:p>Avancerad mikroekonomisk analys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fm</text:p>
          </table:table-cell>
        </table:table-row>
        <table:table-row>
          <table:table-cell office:value-type="string">
            <text:p>EXTQ30</text:p>
          </table:table-cell>
          <table:table-cell office:value-type="string">
            <text:p>Empirisk finansiell ekonomi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fm</text:p>
          </table:table-cell>
        </table:table-row>
        <table:table-row>
          <table:table-cell office:value-type="string">
            <text:p>FMSN60</text:p>
          </table:table-cell>
          <table:table-cell office:value-type="string">
            <text:p>Finansiell statistik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fm</text:p>
          </table:table-cell>
        </table:table-row>
        <table:table-row>
          <table:table-cell office:value-type="string">
            <text:p>FMAN40</text:p>
          </table:table-cell>
          <table:table-cell office:value-type="string">
            <text:p>Projekt i tillämpad matematik</text:p>
          </table:table-cell>
          <table:table-cell office:value-type="float" office:value="3.0">
            <text:p>3.0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fm</text:p>
          </table:table-cell>
        </table:table-row>
        <table:table-row>
          <table:table-cell office:value-type="string">
            <text:p>EDAN95</text:p>
          </table:table-cell>
          <table:table-cell office:value-type="string">
            <text:p>Tillämpad maskininlärn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fm, pv</text:p>
          </table:table-cell>
        </table:table-row>
        <table:table-row>
          <table:table-cell office:value-type="string">
            <text:p>EXTQ35</text:p>
          </table:table-cell>
          <table:table-cell office:value-type="string">
            <text:p>Värdering och hantering av finansiell risk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fm</text:p>
          </table:table-cell>
        </table:table-row>
        <table:table-row>
          <table:table-cell office:value-type="string">
            <text:p>EXTQ25</text:p>
          </table:table-cell>
          <table:table-cell office:value-type="string">
            <text:p>Finansiell ekonomi, avancerad kurs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string">
            <text:p>fm</text:p>
          </table:table-cell>
        </table:table-row>
        <table:table-row>
          <table:table-cell office:value-type="string">
            <text:p>FMSN25</text:p>
          </table:table-cell>
          <table:table-cell office:value-type="string">
            <text:p>Prissättning av derivattillgångar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string">
            <text:p>fm</text:p>
          </table:table-cell>
        </table:table-row>
        <table:table-row>
          <table:table-cell office:value-type="string">
            <text:p>FMAN10</text:p>
          </table:table-cell>
          <table:table-cell office:value-type="string">
            <text:p>Algebraiska strukturer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string">
            <text:p>pv</text:p>
          </table:table-cell>
        </table:table-row>
        <table:table-row>
          <table:table-cell office:value-type="string">
            <text:p>EDAP10</text:p>
          </table:table-cell>
          <table:table-cell office:value-type="string">
            <text:p>Flertrådad programmer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pv</text:p>
          </table:table-cell>
        </table:table-row>
        <table:table-row>
          <table:table-cell office:value-type="string">
            <text:p>EDAP20</text:p>
          </table:table-cell>
          <table:table-cell office:value-type="string">
            <text:p>Intelligenta autonoma system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pv</text:p>
          </table:table-cell>
        </table:table-row>
        <table:table-row>
          <table:table-cell office:value-type="string">
            <text:p>EDAN26</text:p>
          </table:table-cell>
          <table:table-cell office:value-type="string">
            <text:p>Multicoreprogrammer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pv</text:p>
          </table:table-cell>
        </table:table-row>
        <table:table-row>
          <table:table-cell office:value-type="string">
            <text:p>EDAN01</text:p>
          </table:table-cell>
          <table:table-cell office:value-type="string">
            <text:p>Constraint-programmer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pv</text:p>
          </table:table-cell>
        </table:table-row>
        <table:table-row>
          <table:table-cell office:value-type="string">
            <text:p>EDAG01</text:p>
          </table:table-cell>
          <table:table-cell office:value-type="string">
            <text:p>Effektiv C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>pv</text:p>
          </table:table-cell>
        </table:table-row>
        <table:table-row>
          <table:table-cell office:value-type="string">
            <text:p>EDIN01</text:p>
          </table:table-cell>
          <table:table-cell office:value-type="string">
            <text:p>Kryptoteknik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pv</text:p>
          </table:table-cell>
        </table:table-row>
        <table:table-row>
          <table:table-cell office:value-type="string">
            <text:p>EDAF75</text:p>
          </table:table-cell>
          <table:table-cell office:value-type="string">
            <text:p>Databasteknik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>pv</text:p>
          </table:table-cell>
        </table:table-row>
        <table:table-row>
          <table:table-cell office:value-type="string">
            <text:p>FRTN01</text:p>
          </table:table-cell>
          <table:table-cell office:value-type="string">
            <text:p>Realtidssystem</text:p>
          </table:table-cell>
          <table:table-cell office:value-type="float" office:value="10.0">
            <text:p>10.0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pv</text:p>
          </table:table-cell>
        </table:table-row>
        <table:table-row>
          <table:table-cell office:value-type="string">
            <text:p>EDAN40</text:p>
          </table:table-cell>
          <table:table-cell office:value-type="string">
            <text:p>Funktionsprogrammer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pv</text:p>
          </table:table-cell>
        </table:table-row>
        <table:table-row>
          <table:table-cell office:value-type="string">
            <text:p>EDAP15</text:p>
          </table:table-cell>
          <table:table-cell office:value-type="string">
            <text:p>Programanalys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MSF15</text:p>
          </table:table-cell>
          <table:table-cell office:value-type="string">
            <text:p>Markovprocesser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>ssr</text:p>
          </table:table-cell>
        </table:table-row>
        <table:table-row>
          <table:table-cell office:value-type="string">
            <text:p>EITN60</text:p>
          </table:table-cell>
          <table:table-cell office:value-type="string">
            <text:p>Optimal och adaptiv signalbehandl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ssr</text:p>
          </table:table-cell>
        </table:table-row>
        <table:table-row>
          <table:table-cell office:value-type="string">
            <text:p>FRTN55</text:p>
          </table:table-cell>
          <table:table-cell office:value-type="string">
            <text:p>Reglerteknik, fortsättningskurs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ssr</text:p>
          </table:table-cell>
        </table:table-row>
        <table:table-row>
          <table:table-cell office:value-type="string">
            <text:p>FRTN65</text:p>
          </table:table-cell>
          <table:table-cell office:value-type="string">
            <text:p>Modellering och inlärning från data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ssr</text:p>
          </table:table-cell>
        </table:table-row>
        <table:table-row>
          <table:table-cell office:value-type="string">
            <text:p>FRTN05</text:p>
          </table:table-cell>
          <table:table-cell office:value-type="string">
            <text:p>Olinjär reglering och servosystem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ssr</text:p>
          </table:table-cell>
        </table:table-row>
        <table:table-row>
          <table:table-cell office:value-type="string">
            <text:p>FRTN75</text:p>
          </table:table-cell>
          <table:table-cell office:value-type="string">
            <text:p>Inlärningsbaserad regler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ssr</text:p>
          </table:table-cell>
        </table:table-row>
        <table:table-row>
          <table:table-cell office:value-type="string">
            <text:p>EITN45</text:p>
          </table:table-cell>
          <table:table-cell office:value-type="string">
            <text:p>Informationsteori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ssr</text:p>
          </table:table-cell>
        </table:table-row>
        <table:table-row>
          <table:table-cell office:value-type="string">
            <text:p>ETIF10</text:p>
          </table:table-cell>
          <table:table-cell office:value-type="string">
            <text:p>Signalbehandling - design och implementering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>ssr</text:p>
          </table:table-cell>
        </table:table-row>
        <table:table-row>
          <table:table-cell office:value-type="string">
            <text:p>FRTN50</text:p>
          </table:table-cell>
          <table:table-cell office:value-type="string">
            <text:p>Optimering för maskininlärn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string">
            <text:p>ssr</text:p>
          </table:table-cell>
        </table:table-row>
        <table:table-row>
          <table:table-cell office:value-type="string">
            <text:p>FMAA60</text:p>
          </table:table-cell>
          <table:table-cell office:value-type="string">
            <text:p>Introduktion till reell analys</text:p>
          </table:table-cell>
          <table:table-cell office:value-type="float" office:value="7.5">
            <text:p>7.5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B75</text:p>
          </table:table-cell>
          <table:table-cell office:value-type="string">
            <text:p>Diskret matematik</text:p>
          </table:table-cell>
          <table:table-cell office:value-type="float" office:value="7.5">
            <text:p>7.5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A40</text:p>
          </table:table-cell>
          <table:table-cell office:value-type="string">
            <text:p>Introduktion till mikroekonomisk teori</text:p>
          </table:table-cell>
          <table:table-cell office:value-type="float" office:value="6.0">
            <text:p>6.0</text:p>
          </table:table-cell>
          <table:table-cell office:value-type="string">
            <text:p>G1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FRTF15</text:p>
          </table:table-cell>
          <table:table-cell office:value-type="string">
            <text:p>Reglerteori</text:p>
          </table:table-cell>
          <table:table-cell office:value-type="float" office:value="3.0">
            <text:p>3.0</text:p>
          </table:table-cell>
          <table:table-cell office:value-type="string">
            <text:p>G2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FMFF30</text:p>
          </table:table-cell>
          <table:table-cell office:value-type="string">
            <text:p>Relativitetsteori</text:p>
          </table:table-cell>
          <table:table-cell office:value-type="float" office:value="4.5">
            <text:p>4.5</text:p>
          </table:table-cell>
          <table:table-cell office:value-type="string">
            <text:p>G2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N71</text:p>
          </table:table-cell>
          <table:table-cell office:value-type="string">
            <text:p>Matristeori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N50</text:p>
          </table:table-cell>
          <table:table-cell office:value-type="string">
            <text:p>Internationell projektkurs - matematisk modellering</text:p>
          </table:table-cell>
          <table:table-cell office:value-type="float" office:value="3.0">
            <text:p>3.0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EITG05</text:p>
          </table:table-cell>
          <table:table-cell office:value-type="string">
            <text:p>Digital kommunikation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N65</text:p>
          </table:table-cell>
          <table:table-cell office:value-type="string">
            <text:p>Kompilatorer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MTTF01</text:p>
          </table:table-cell>
          <table:table-cell office:value-type="string">
            <text:p>Logistik</text:p>
          </table:table-cell>
          <table:table-cell office:value-type="float" office:value="5.0">
            <text:p>5.0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F60</text:p>
          </table:table-cell>
          <table:table-cell office:value-type="string">
            <text:p>Objektorienterad modellering och design</text:p>
          </table:table-cell>
          <table:table-cell office:value-type="float" office:value="4.5">
            <text:p>4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MEN35</text:p>
          </table:table-cell>
          <table:table-cell office:value-type="string">
            <text:p>Projekt - Teknisk mekanik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N70</text:p>
          </table:table-cell>
          <table:table-cell office:value-type="string">
            <text:p>Projekt i datavetenskap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HLN35</text:p>
          </table:table-cell>
          <table:table-cell office:value-type="string">
            <text:p>Projekt i hållfasthetslära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RTF20</text:p>
          </table:table-cell>
          <table:table-cell office:value-type="string">
            <text:p>Tillämpad robotteknik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ITF65</text:p>
          </table:table-cell>
          <table:table-cell office:value-type="string">
            <text:p>Digitalteknik</text:p>
          </table:table-cell>
          <table:table-cell office:value-type="float" office:value="9.0">
            <text:p>9.0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MVKP05</text:p>
          </table:table-cell>
          <table:table-cell office:value-type="string">
            <text:p>Projekt - formula student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G05</text:p>
          </table:table-cell>
          <table:table-cell office:value-type="string">
            <text:p>Agil programvaruutveckling - projekt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ITF45</text:p>
          </table:table-cell>
          <table:table-cell office:value-type="string">
            <text:p>Datorkommunikation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N80</text:p>
          </table:table-cell>
          <table:table-cell office:value-type="string">
            <text:p>Ekonomiskt och finansiellt beslutsfattande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INNA01</text:p>
          </table:table-cell>
          <table:table-cell office:value-type="string">
            <text:p>Entreprenörskap - att bygga en skalbar start-up</text:p>
          </table:table-cell>
          <table:table-cell office:value-type="float" office:value="7.5">
            <text:p>7.5</text:p>
          </table:table-cell>
          <table:table-cell office:value-type="string">
            <text:p>G1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RTF01</text:p>
          </table:table-cell>
          <table:table-cell office:value-type="string">
            <text:p>Fysiologiska modeller och beräkningar</text:p>
          </table:table-cell>
          <table:table-cell office:value-type="float" office:value="5.0">
            <text:p>5.0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N35</text:p>
          </table:table-cell>
          <table:table-cell office:value-type="string">
            <text:p>Högpresterande datorgrafik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A65</text:p>
          </table:table-cell>
          <table:table-cell office:value-type="string">
            <text:p>Kognition</text:p>
          </table:table-cell>
          <table:table-cell office:value-type="float" office:value="4.5">
            <text:p>4.5</text:p>
          </table:table-cell>
          <table:table-cell office:value-type="string">
            <text:p>G1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N10</text:p>
          </table:table-cell>
          <table:table-cell office:value-type="string">
            <text:p>Konfigurationshanter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AFN35</text:p>
          </table:table-cell>
          <table:table-cell office:value-type="string">
            <text:p>Medicinsk optik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P05</text:p>
          </table:table-cell>
          <table:table-cell office:value-type="string">
            <text:p>Programspråkskoncept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N35</text:p>
          </table:table-cell>
          <table:table-cell office:value-type="string">
            <text:p>Projekt i matematik</text:p>
          </table:table-cell>
          <table:table-cell office:value-type="float" office:value="3.0">
            <text:p>3.0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RTN40</text:p>
          </table:table-cell>
          <table:table-cell office:value-type="string">
            <text:p>Projekt i reglerteknik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VRSN25</text:p>
          </table:table-cell>
          <table:table-cell office:value-type="string">
            <text:p>Riskanalys inom säkerhetsområdet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BMEN15</text:p>
          </table:table-cell>
          <table:table-cell office:value-type="string">
            <text:p>Signalseparation - oberoende komponenter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MSF60</text:p>
          </table:table-cell>
          <table:table-cell office:value-type="string">
            <text:p>Statistiska metoder för säkerhetsanalys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ITF70</text:p>
          </table:table-cell>
          <table:table-cell office:value-type="string">
            <text:p>Datorteknik</text:p>
          </table:table-cell>
          <table:table-cell office:value-type="float" office:value="6.0">
            <text:p>6.0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P25</text:p>
          </table:table-cell>
          <table:table-cell office:value-type="string">
            <text:p>Distribuerade system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BMEF20</text:p>
          </table:table-cell>
          <table:table-cell office:value-type="string">
            <text:p>Neuroteknik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TIA10</text:p>
          </table:table-cell>
          <table:table-cell office:value-type="string">
            <text:p>Patent och annan immaterialrätt</text:p>
          </table:table-cell>
          <table:table-cell office:value-type="float" office:value="7.5">
            <text:p>7.5</text:p>
          </table:table-cell>
          <table:table-cell office:value-type="string">
            <text:p>G1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BMEN20</text:p>
          </table:table-cell>
          <table:table-cell office:value-type="string">
            <text:p>Projektkurs i signalbehandling – från idé till app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MAMN35</text:p>
          </table:table-cell>
          <table:table-cell office:value-type="string">
            <text:p>Riskanalysmetoder för hälsa- och miljöområdet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MSF05</text:p>
          </table:table-cell>
          <table:table-cell office:value-type="string">
            <text:p>Sannolikhetsteori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F50</text:p>
          </table:table-cell>
          <table:table-cell office:value-type="string">
            <text:p>C++ - programmering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MIN20</text:p>
          </table:table-cell>
          <table:table-cell office:value-type="string">
            <text:p>Energisystemanalys: Förnybara energikällor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MIN05</text:p>
          </table:table-cell>
          <table:table-cell office:value-type="string">
            <text:p>Miljösystemanalys: Klimat som vetenskap och politik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ITA05</text:p>
          </table:table-cell>
          <table:table-cell office:value-type="string">
            <text:p>Teknikhistoria</text:p>
          </table:table-cell>
          <table:table-cell office:value-type="float" office:value="4.5">
            <text:p>4.5</text:p>
          </table:table-cell>
          <table:table-cell office:value-type="string">
            <text:p>G1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TIN85</text:p>
          </table:table-cell>
          <table:table-cell office:value-type="string">
            <text:p>Avancerad kryptografi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HLN25</text:p>
          </table:table-cell>
          <table:table-cell office:value-type="string">
            <text:p>Brottmekanik, fortsättningskurs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ITF90</text:p>
          </table:table-cell>
          <table:table-cell office:value-type="string">
            <text:p>Ellära och elektronik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MAN90</text:p>
          </table:table-cell>
          <table:table-cell office:value-type="string">
            <text:p>Fördjupningskurs i valt område av matematiken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MEN25</text:p>
          </table:table-cell>
          <table:table-cell office:value-type="string">
            <text:p>Nanomekanik och flerskalig modeller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RTN30</text:p>
          </table:table-cell>
          <table:table-cell office:value-type="string">
            <text:p>Nätverksdynamik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F35</text:p>
          </table:table-cell>
          <table:table-cell office:value-type="string">
            <text:p>Operativsystem</text:p>
          </table:table-cell>
          <table:table-cell office:value-type="float" office:value="7.5">
            <text:p>7.5</text:p>
          </table:table-cell>
          <table:table-cell office:value-type="string">
            <text:p>G2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FRTN70</text:p>
          </table:table-cell>
          <table:table-cell office:value-type="string">
            <text:p>Projekt i system, reglering och maskininlärn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ITN95</text:p>
          </table:table-cell>
          <table:table-cell office:value-type="string">
            <text:p>Simulering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BMEN25</text:p>
          </table:table-cell>
          <table:table-cell office:value-type="string">
            <text:p>Projekt i Biomedicinsk teknik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>
          <table:table-cell office:value-type="string">
            <text:p>FMSN65</text:p>
          </table:table-cell>
          <table:table-cell office:value-type="string">
            <text:p>Kvantitativ riskanalys med copulas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>
          <table:table-cell office:value-type="string">
            <text:p>EDAN75</text:p>
          </table:table-cell>
          <table:table-cell office:value-type="string">
            <text:p>Optimerande kompilatorer</text:p>
          </table:table-cell>
          <table:table-cell office:value-type="float" office:value="7.5">
            <text:p>7.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GEMA20</text:p>
          </table:table-cell>
          <table:table-cell office:value-type="string">
            <text:p>Engelska för tekniker</text:p>
          </table:table-cell>
          <table:table-cell office:value-type="float" office:value="7.5">
            <text:p>7.5</text:p>
          </table:table-cell>
          <table:table-cell office:value-type="string">
            <text:p>G1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GEMA25</text:p>
          </table:table-cell>
          <table:table-cell office:value-type="string">
            <text:p>Tyska för tekniker</text:p>
          </table:table-cell>
          <table:table-cell office:value-type="float" office:value="7.5">
            <text:p>7.5</text:p>
          </table:table-cell>
          <table:table-cell office:value-type="string">
            <text:p>G1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GEMA01</text:p>
          </table:table-cell>
          <table:table-cell office:value-type="string">
            <text:p>Franska för tekniker: språk, kultur och samhällsliv, grundkurs</text:p>
          </table:table-cell>
          <table:table-cell office:value-type="float" office:value="7.5">
            <text:p>7.5</text:p>
          </table:table-cell>
          <table:table-cell office:value-type="string">
            <text:p>G1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GEMA70</text:p>
          </table:table-cell>
          <table:table-cell office:value-type="string">
            <text:p>Japanska för tekniker</text:p>
          </table:table-cell>
          <table:table-cell office:value-type="float" office:value="15.0">
            <text:p>15.0</text:p>
          </table:table-cell>
          <table:table-cell office:value-type="string">
            <text:p>G1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GEMA65</text:p>
          </table:table-cell>
          <table:table-cell office:value-type="string">
            <text:p>Kinesiska för tekniker</text:p>
          </table:table-cell>
          <table:table-cell office:value-type="float" office:value="7.5">
            <text:p>7.5</text:p>
          </table:table-cell>
          <table:table-cell office:value-type="string">
            <text:p>G1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